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90907" officeooo:paragraph-rsid="00090907" style:font-size-asian="16pt" style:font-size-complex="16pt"/>
    </style:style>
    <style:style style:name="P2" style:family="paragraph" style:parent-style-name="Standard">
      <style:text-properties fo:font-size="20pt" fo:font-weight="bold" officeooo:rsid="00090907" officeooo:paragraph-rsid="00090907" style:font-size-asian="20pt" style:font-weight-asian="bold" style:font-size-complex="20pt" style:font-weight-complex="bold"/>
    </style:style>
    <style:style style:name="P3" style:family="paragraph" style:parent-style-name="Standard">
      <style:text-properties fo:font-size="14pt" officeooo:rsid="00090907" officeooo:paragraph-rsid="00090907" style:font-size-asian="12.25pt" style:font-size-complex="14pt"/>
    </style:style>
    <style:style style:name="P4" style:family="paragraph" style:parent-style-name="Standard">
      <style:text-properties fo:font-size="14pt" officeooo:rsid="000a18f8" officeooo:paragraph-rsid="000a18f8" style:font-size-asian="12.25pt" style:font-size-complex="14pt"/>
    </style:style>
    <style:style style:name="P5" style:family="paragraph" style:parent-style-name="Standard">
      <style:text-properties fo:font-size="14pt" fo:font-weight="normal" officeooo:paragraph-rsid="000b5c6d"/>
    </style:style>
    <style:style style:name="P6" style:family="paragraph" style:parent-style-name="Standard">
      <style:text-properties fo:font-size="14pt" fo:font-weight="normal" officeooo:rsid="000b5c6d" officeooo:paragraph-rsid="000b5c6d" style:font-size-asian="12.25pt" style:font-weight-asian="normal" style:font-size-complex="14pt" style:font-weight-complex="normal"/>
    </style:style>
    <style:style style:name="P7" style:family="paragraph" style:parent-style-name="Standard">
      <style:text-properties fo:font-size="14pt" fo:font-weight="bold" officeooo:rsid="000b5c6d" officeooo:paragraph-rsid="000b5c6d" style:font-size-asian="12.25pt" style:font-weight-asian="bold" style:font-size-complex="14pt" style:font-weight-complex="bold"/>
    </style:style>
    <style:style style:name="P8" style:family="paragraph" style:parent-style-name="Standard">
      <style:text-properties fo:font-size="18pt" fo:font-weight="bold" officeooo:rsid="000a18f8" officeooo:paragraph-rsid="000a18f8" style:font-size-asian="18pt" style:font-weight-asian="bold" style:font-size-complex="18pt" style:font-weight-complex="bold"/>
    </style:style>
    <style:style style:name="P9" style:family="paragraph" style:parent-style-name="Standard">
      <style:text-properties fo:font-variant="normal" fo:text-transform="none" fo:color="#000000" style:font-name="Liberation Serif" fo:font-size="14pt" fo:letter-spacing="normal" fo:font-style="normal" fo:font-weight="bold" officeooo:rsid="000b5c6d" officeooo:paragraph-rsid="000b5c6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2pt" fo:language="tr" fo:country="TR" fo:font-weight="normal" officeooo:rsid="000b5c6d" officeooo:paragraph-rsid="000d8abf" style:font-size-asian="12pt" style:font-weight-asian="normal" style:font-size-complex="14pt" style:font-weight-complex="normal"/>
    </style:style>
    <style:style style:name="P11" style:family="paragraph" style:parent-style-name="Standard">
      <style:paragraph-properties fo:text-align="justify" style:justify-single-word="false"/>
      <style:text-properties fo:font-size="16pt" fo:language="tr" fo:country="TR" fo:font-weight="bold" officeooo:rsid="000d8abf" officeooo:paragraph-rsid="000d8abf"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fo:language="tr" fo:country="TR" fo:font-weight="bold" officeooo:rsid="000ee597" officeooo:paragraph-rsid="000ee597"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font-size="14pt" fo:language="tr" fo:country="TR" fo:font-weight="normal" officeooo:rsid="000d8abf" officeooo:paragraph-rsid="000d8abf"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tr" fo:country="TR" fo:font-weight="normal" officeooo:rsid="000ee597" officeooo:paragraph-rsid="000ee597"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tr" fo:country="TR" fo:font-weight="normal" officeooo:rsid="000facee" officeooo:paragraph-rsid="000facee"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tr" fo:country="TR" fo:font-weight="normal" officeooo:rsid="000facee" officeooo:paragraph-rsid="000facee" style:font-size-asian="14pt" style:font-weight-asian="normal" style:font-size-complex="14pt" style:font-weight-complex="normal"/>
    </style:style>
    <style:style style:name="P17" style:family="paragraph" style:parent-style-name="Standard">
      <style:text-properties fo:font-size="14pt" fo:font-weight="normal" officeooo:rsid="000b5c6d" officeooo:paragraph-rsid="000b5c6d" style:font-size-asian="12.25pt" style:font-weight-asian="normal" style:font-size-complex="14pt" style:font-weight-complex="normal"/>
    </style:style>
    <style:style style:name="P18" style:family="paragraph" style:parent-style-name="Standard">
      <style:text-properties fo:font-size="14pt" fo:font-weight="normal" officeooo:rsid="000ee597" officeooo:paragraph-rsid="000ee597" style:font-size-asian="12.25pt" style:font-weight-asian="normal" style:font-size-complex="14pt" style:font-weight-complex="normal"/>
    </style:style>
    <style:style style:name="P19" style:family="paragraph" style:parent-style-name="Standard">
      <style:text-properties fo:font-size="14pt" fo:font-weight="normal" officeooo:rsid="000ee597" officeooo:paragraph-rsid="000facee" style:font-size-asian="12.25pt" style:font-weight-asian="normal" style:font-size-complex="14pt" style:font-weight-complex="normal"/>
    </style:style>
    <style:style style:name="P20" style:family="paragraph" style:parent-style-name="Standard">
      <style:text-properties fo:font-size="14pt" fo:font-weight="normal" officeooo:rsid="000facee" officeooo:paragraph-rsid="000facee"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8pt" fo:language="tr" fo:country="TR" fo:font-weight="bold" officeooo:rsid="000d8abf" officeooo:paragraph-rsid="000d8abf" style:font-size-asian="18pt" style:font-weight-asian="bold" style:font-size-complex="18pt" style:font-weight-complex="bold"/>
    </style:style>
    <style:style style:name="P22" style:family="paragraph" style:parent-style-name="Standard">
      <style:paragraph-properties fo:text-align="justify" style:justify-single-word="false"/>
      <style:text-properties fo:font-size="18pt" fo:language="tr" fo:country="TR" fo:font-weight="bold" officeooo:rsid="000facee" officeooo:paragraph-rsid="000facee" style:font-size-asian="18pt" style:font-weight-asian="bold" style:font-size-complex="18pt" style:font-weight-complex="bold"/>
    </style:style>
    <style:style style:name="P23" style:family="paragraph" style:parent-style-name="Standard">
      <style:text-properties fo:font-size="18pt" fo:font-weight="bold" officeooo:rsid="000ee597" officeooo:paragraph-rsid="000ee597" style:font-size-asian="18pt" style:font-weight-asian="bold" style:font-size-complex="18pt" style:font-weight-complex="bold"/>
    </style:style>
    <style:style style:name="P24" style:family="paragraph" style:parent-style-name="Standard">
      <style:text-properties fo:font-size="18pt" fo:font-weight="bold" officeooo:rsid="000facee" officeooo:paragraph-rsid="000facee" style:font-size-asian="18pt" style:font-weight-asian="bold" style:font-size-complex="18pt" style:font-weight-complex="bold"/>
    </style:style>
    <style:style style:name="P25" style:family="paragraph" style:parent-style-name="Standard">
      <style:text-properties fo:font-size="18pt" fo:font-weight="bold" officeooo:rsid="000ee597" officeooo:paragraph-rsid="000ee597"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0a18f8"/>
    </style:style>
    <style:style style:name="T3" style:family="text">
      <style:text-properties fo:font-variant="normal" fo:text-transform="none" fo:color="#000000" style:font-name="Liberation Serif" fo:letter-spacing="normal" fo:font-style="normal" fo:font-weight="bold" style:font-size-asian="14pt" style:font-weight-asian="bold" style:font-size-complex="14pt" style:font-weight-complex="bold"/>
    </style:style>
    <style:style style:name="T4" style:family="text">
      <style:text-properties fo:font-variant="normal" fo:text-transform="none" fo:color="#000000" style:font-name="Liberation Serif" fo:letter-spacing="normal" fo:font-style="normal" fo:font-weight="bold" officeooo:rsid="000b5c6d" style:font-size-asian="12.25pt" style:font-weight-asian="normal" style:font-size-complex="14pt" style:font-weight-complex="normal"/>
    </style:style>
    <style:style style:name="T5" style:family="text">
      <style:text-properties fo:font-variant="normal" fo:text-transform="none" fo:color="#000000" style:font-name="Liberation Serif" fo:letter-spacing="normal" fo:font-style="normal" officeooo:rsid="000b5c6d" style:font-size-asian="14pt" style:font-weight-asian="normal" style:font-size-complex="14pt" style:font-weight-complex="normal"/>
    </style:style>
    <style:style style:name="T6" style:family="text">
      <style:text-properties officeooo:rsid="000b5c6d" style:font-size-asian="12.25pt" style:font-weight-asian="normal" style:font-size-complex="14pt" style:font-weight-complex="normal"/>
    </style:style>
    <style:style style:name="T7" style:family="text">
      <style:text-properties officeooo:rsid="000ee597"/>
    </style:style>
    <style:style style:name="T8" style:family="text">
      <style:text-properties officeooo:rsid="000fac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Title</text:span> <text:span text:style-name="T1">:</text:span> CMPE 260 Prolog Assignment</text:p>
      <text:p text:style-name="P1"/>
      <text:p text:style-name="P1"><text:span text:style-name="T1">Student Name :</text:span> Oğuzhan Göller</text:p>
      <text:p text:style-name="P1"/>
      <text:p text:style-name="P1"><text:span text:style-name="T1">Student Id :</text:span> 2013400228<text:tab/></text:p>
      <text:p text:style-name="P1"/>
      <text:p text:style-name="P1"><text:span text:style-name="T1">Lecturer :</text:span> Tunga Güngör</text:p>
      <text:p text:style-name="P1"/>
      <text:p text:style-name="P1"><text:span text:style-name="T1">Type of Project :</text:span> Programming Project</text:p>
      <text:p text:style-name="P1"/>
      <text:p text:style-name="P1"><text:span text:style-name="T1">Submission Date :</text:span> 22/04/2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Introduction</text:p>
      <text:p text:style-name="P1"/>
      <text:p text:style-name="P3">In this assignment, we are required to do some tasks in Prolog programming language. <text:span text:style-name="T2">Prolog is a declarative programming language. </text:span>We will first save the database into our swi-prolog compiler and <text:span text:style-name="T2">write necessary predicates to get desired information we need from the data.</text:span></text:p>
      <text:p text:style-name="P3"/>
      <text:p text:style-name="P4">We are given knowledge base of football teams and matches played between them. The predicates we write will list all the teams, show their wins,losses and draws, number of goals they scored and conceded and their averages up to a week. It will also show a sorted list of teams and top three teams according to their averages.</text:p>
      <text:p text:style-name="P4"/>
      <text:p text:style-name="P4"/>
      <text:p text:style-name="P8">Program Interface</text:p>
      <text:p text:style-name="P8"/>
      <text:p text:style-name="P6">To run the predicates, swi-prolog compiler has to be installed on the system. To install it, user must run :</text:p>
      <text:p text:style-name="P5"><text:span text:style-name="T4">- </text:span><text:span text:style-name="T3">sudo apt-get install swi-prolog</text:span></text:p>
      <text:p text:style-name="P9"/>
      <text:p text:style-name="P5"><text:span text:style-name="T5">Afther the installation,</text:span><text:span text:style-name="T6"> user will save the knowledge base into its swi-prolog system(where the program is loaded). Then the user will come to the directory of "predicates.pl" and execute :</text:span></text:p>
      <text:p text:style-name="P6"/>
      <text:p text:style-name="P7">- swipl -s predicates.pl</text:p>
      <text:p text:style-name="P6"/>
      <text:p text:style-name="P6">from the terminal. As it opens, the user must type "allTeams(L,N)." , where L is the different permutations of all teams and N is the number of teams. To show the different permutations, user must press ";". As it reaches the end, the program will return true.</text:p>
      <text:p text:style-name="P20"/>
      <text:p text:style-name="P24">Program Execution</text:p>
      <text:p text:style-name="P24"/>
      <text:p text:style-name="P19">Input of the program must be a knowledge base with team and match inputs and the functions that are going to be called must be those given in the description. <text:span text:style-name="T8">Outputs will be the variables given to the function as arguments and inputs will be given to the functions in this form:</text:span></text:p>
      <text:p text:style-name="P19"/>
      <text:p text:style-name="P20">function(input1,output1,output2). <text:s/><text:tab/><text:tab/>etc.</text:p>
      <text:p text:style-name="P20"/>
      <text:p text:style-name="P25"/>
      <text:p text:style-name="P25"/>
      <text:p text:style-name="P25"/>
      <text:p text:style-name="P25"><text:soft-page-break/>Input and Output</text:p>
      <text:p text:style-name="P25"/>
      <text:p text:style-name="P18"><text:s/><text:span text:style-name="T8">Input and output functions are :</text:span></text:p>
      <text:p text:style-name="P18"/>
      <text:p text:style-name="P18">allTeams(L,N).<text:tab/><text:tab/>where L is the list of all teams and N is the number of teams</text:p>
      <text:p text:style-name="P18">wins,losses,draws(T,W,L,N).<text:tab/><text:tab/>where T is the Team and L is the team list defeated,won or draw by Team T up to Week W. N represents list size</text:p>
      <text:p text:style-name="P18">scored,conceded,average(T,W,S).<text:tab/><text:tab/>where S is the amount of goals scored,conceded or averaged by team T up to Week W </text:p>
      <text:p text:style-name="P18">order(L,W).<text:tab/><text:tab/>where L is list of ordered teams by average up to week W</text:p>
      <text:p text:style-name="P6"/>
      <text:p text:style-name="P24">Program Structure</text:p>
      <text:p text:style-name="P24"/>
      <text:p text:style-name="P20">-To list all the teams on database, findall is used and the output list is given as input to the next permutation function; to give the length, length function is used.</text:p>
      <text:p text:style-name="P20"/>
      <text:p text:style-name="P20">-for wins, losses and draws functions, two findall functions are used for home and away matches for given team, their output lists are appended and given as output to the program.</text:p>
      <text:p text:style-name="P20"/>
      <text:p text:style-name="P20">-for scored and conceded sections, first two findall functions are used to gather home and away goals scored or conceded and they are appended to a list, whose numbers are summed with sum_list function.</text:p>
      <text:p text:style-name="P20"/>
      <text:p text:style-name="P20">-for average function, the logic behind scored and conceded sections are used and at the end; goals conceded are subtracted from goals scored section.</text:p>
      <text:p text:style-name="P20"/>
      <text:p text:style-name="P20">-to order teams according to average, bubble sort algorithm is used, these is done by two recursive functions, first recursive function calls the second one for each team on the list and puts it in place after comparison.</text:p>
      <text:p text:style-name="P23"/>
      <text:p text:style-name="P23"/>
      <text:p text:style-name="P23">Examples </text:p>
      <text:p text:style-name="P23"/>
      <text:p text:style-name="P18">As an alternative to example given on assignment document, we can use another sports event such as basketball or tennis, and do all the related operations on them such as win,loss,draw or average. We can also list top three teams or individuals.</text:p>
      <text:p text:style-name="P6"/>
      <text:p text:style-name="P12">Improvements and Extensions</text:p>
      <text:p text:style-name="P12"/>
      <text:p text:style-name="P14">For improvement, bubble sort algorithm could be replaced with an algorithm that is relatively faster. And the last part; top three teams part could be implemented, which i <text:soft-page-break/>didn't implement after a few unsuccesfull tries. Also there is a deviation from the assignment document, which is that some compilers doesn't return true or false after completing all the iterations, such as on allTeams.</text:p>
      <text:p text:style-name="P6"/>
      <text:p text:style-name="P10"/>
      <text:p text:style-name="P10"/>
      <text:p text:style-name="P10"/>
      <text:p text:style-name="P11">Difficulties Encountered</text:p>
      <text:p text:style-name="P11"/>
      <text:p text:style-name="P13">The difficulties i personally encountered were mainly because of that prolog is structually different than other programming languages i am used to and there aren't enough resources about it. Prolog documentation doesn't fully and widely explain the usage of built-in data types and functions and there aren't many examples of them on the web. For instance, you can't easily iterate over a list in prolog, you have to define a function for that.</text:p>
      <text:p text:style-name="P13"/>
      <text:p text:style-name="P21"/>
      <text:p text:style-name="P21"/>
      <text:p text:style-name="P21">Conclusion </text:p>
      <text:p text:style-name="P21"/>
      <text:p text:style-name="P13">This project is useful for learning prolog programming language and it's logic.<text:span text:style-name="T7"> Built-in functions such as find_all, sum_list, append and length are widely used. My program does everything properly except the part where top three teams have to be listed. That part, i couldn't implement after a few tries and couldn't find enough resources on internet.</text:span></text:p>
      <text:p text:style-name="P21"/>
      <text:p text:style-name="P22">References</text:p>
      <text:p text:style-name="P22"/>
      <text:p text:style-name="P15">-www.wikipedia.org</text:p>
      <text:p text:style-name="P15">-www.stackoverflow.com</text:p>
      <text:p text:style-name="P15">-www.swi-prolog.org</text:p>
      <text:p text:style-name="P15">-www.learnprolognow.org</text:p>
      <text:p text:style-name="P15"/>
      <text:p text:style-name="P22"/>
      <text:p text:style-name="P22">Appendices</text:p>
      <text:p text:style-name="P22"/>
      <text:p text:style-name="P16">/*</text:p>
      <text:p text:style-name="P16">This function first extracts all teams from team knowledge base and using permutation function,</text:p>
      <text:p text:style-name="P16">it creates all it's possible permutation, where length function returns length of list to N</text:p>
      <text:p text:style-name="P16">*/</text:p>
      <text:p text:style-name="P16"><text:soft-page-break/>allTeams(L, N) :- findall(X, team(X,Y), K)</text:p>
      <text:p text:style-name="P16"><text:tab/><text:tab/><text:tab/><text:tab/> ,permutation(K,L)</text:p>
      <text:p text:style-name="P16"><text:tab/><text:tab/><text:tab/><text:tab/> ,length(K,N).</text:p>
      <text:p text:style-name="P16"/>
      <text:p text:style-name="P16">/*</text:p>
      <text:p text:style-name="P16">These three functions(wins,losses and draws) are structured in the same way :</text:p>
      <text:p text:style-name="P16">They first find all matches played by given team, compare the scored and conceded goals to determine</text:p>
      <text:p text:style-name="P16">whether given team won, lost or made a draw. It also compares that given week W is greater than the week</text:p>
      <text:p text:style-name="P16">match played in. The second findall function is used to get all matches that given team won as away team.</text:p>
      <text:p text:style-name="P16">After the function gets these lists, it appends them to a new list and we return it's size by length function.</text:p>
      <text:p text:style-name="P16">*/</text:p>
      <text:p text:style-name="P16"/>
      <text:p text:style-name="P16">wins(X,W,L,N) :- findall(D,(match(A,X,C,D,E),W&gt;=A,C&gt;E),K)</text:p>
      <text:p text:style-name="P16"><text:tab/><text:tab/><text:tab/><text:tab/>,findall(D,(match(A,D,C,X,E),W&gt;=A,E&gt;C),M)</text:p>
      <text:p text:style-name="P16"><text:tab/><text:tab/><text:tab/><text:tab/>,append(K,M,L)</text:p>
      <text:p text:style-name="P16"><text:tab/><text:tab/><text:tab/><text:tab/>,length(L,N).</text:p>
      <text:p text:style-name="P16"/>
      <text:p text:style-name="P16">losses(X,W,L,N) :- findall(D,(match(A,X,C,D,E),W&gt;=A,C&lt;E),K)</text:p>
      <text:p text:style-name="P16"><text:tab/><text:tab/><text:tab/><text:tab/>,findall(D,(match(A,D,C,X,E),W&gt;=A,E&lt;C),M)</text:p>
      <text:p text:style-name="P16"><text:tab/><text:tab/><text:tab/><text:tab/>,append(K,M,L)</text:p>
      <text:p text:style-name="P16"><text:tab/><text:tab/><text:tab/><text:tab/>,length(L,N).</text:p>
      <text:p text:style-name="P16"/>
      <text:p text:style-name="P16">draws(X,W,L,N) :- findall(D,(match(A,X,C,D,E),W&gt;=A,C==E),K)</text:p>
      <text:p text:style-name="P16"><text:tab/><text:tab/><text:tab/><text:tab/>,findall(D,(match(A,D,C,X,E),W&gt;=A,E==C),M)</text:p>
      <text:p text:style-name="P16"><text:tab/><text:tab/><text:tab/><text:tab/>,append(K,M,L)</text:p>
      <text:p text:style-name="P16"><text:tab/><text:tab/><text:tab/><text:tab/>,length(L,N).</text:p>
      <text:p text:style-name="P16"/>
      <text:p text:style-name="P16">/*</text:p>
      <text:p text:style-name="P16">Scored and conceded functions also work the same way as explained above. They find home and away matches </text:p>
      <text:p text:style-name="P16">played by given team T up to Week W, result a list of numbers scored by given team. The only difference is that</text:p>
      <text:p text:style-name="P16">after we append the lists together; we sum the content of list to gather all goals scored of conceded.</text:p>
      <text:p text:style-name="P16">*/</text:p>
      <text:p text:style-name="P16"/>
      <text:p text:style-name="P16">scored(T,W,S) :- findall(C,(match(A,T,C,D,E),W&gt;=A),K)</text:p>
      <text:p text:style-name="P16"><text:tab/><text:tab/><text:tab/><text:tab/>,findall(E,(match(A,B,C,T,E),W&gt;=A),M)</text:p>
      <text:p text:style-name="P16"><text:tab/><text:tab/><text:tab/><text:tab/>,append(K,M,L)</text:p>
      <text:p text:style-name="P16"><text:tab/><text:tab/><text:tab/><text:tab/>,sum_list(L,S).</text:p>
      <text:p text:style-name="P16"/>
      <text:p text:style-name="P16"><text:soft-page-break/>conceded(T,W,S) :- findall(E,(match(A,T,C,D,E),W&gt;=A),K)</text:p>
      <text:p text:style-name="P16"><text:tab/><text:tab/><text:tab/><text:tab/> <text:s/>,findall(C,(match(A,B,C,T,E),W&gt;=A),M)</text:p>
      <text:p text:style-name="P16"><text:tab/><text:tab/><text:tab/><text:tab/> <text:s/>,append(K,M,L)</text:p>
      <text:p text:style-name="P16"><text:tab/><text:tab/><text:tab/><text:tab/> <text:s/>,sum_list(L,S).</text:p>
      <text:p text:style-name="P16"/>
      <text:p text:style-name="P16">/*</text:p>
      <text:p text:style-name="P16">This function runs on the same method as above. 4 different findall functions run to gather all goals conceded and scored both</text:p>
      <text:p text:style-name="P16">home and away. After that sum list sums the contents of the lists. Then scored goals are subtracted from conceded goals to find the answer.</text:p>
      <text:p text:style-name="P16">*/</text:p>
      <text:p text:style-name="P16"/>
      <text:p text:style-name="P16">average(T,W,S) :- findall(C,(match(A,T,C,D,E),W&gt;=A),SC1)</text:p>
      <text:p text:style-name="P16"><text:tab/><text:tab/><text:tab/><text:tab/> ,findall(E,(match(A,T,C,D,E),W&gt;=A),CON1)</text:p>
      <text:p text:style-name="P16"><text:tab/><text:tab/><text:tab/><text:tab/> ,findall(E,(match(A,B,C,T,E),W&gt;=A),SC2)</text:p>
      <text:p text:style-name="P16"><text:tab/><text:tab/><text:tab/><text:tab/> ,findall(C,(match(A,B,C,T,E),W&gt;=A),CON2)</text:p>
      <text:p text:style-name="P16"><text:tab/><text:tab/><text:tab/><text:tab/> ,sum_list(SC1,X)</text:p>
      <text:p text:style-name="P16"><text:tab/><text:tab/><text:tab/><text:tab/> ,sum_list(SC2,Y)</text:p>
      <text:p text:style-name="P16"><text:tab/><text:tab/><text:tab/><text:tab/> ,sum_list(CON1,P)</text:p>
      <text:p text:style-name="P16"><text:tab/><text:tab/><text:tab/><text:tab/> ,sum_list(CON2,R)</text:p>
      <text:p text:style-name="P16"><text:tab/><text:tab/><text:tab/><text:tab/> ,S is X+Y-P-R.</text:p>
      <text:p text:style-name="P16">/*</text:p>
      <text:p text:style-name="P16">This function is implemented using bubblesort logic. The list of teams are iterated recursively, for each team;</text:p>
      <text:p text:style-name="P16">whole list is iterated and averages acquired by average function are used to do comparisons. At the end, we have a list </text:p>
      <text:p text:style-name="P16">of teams ordered by average.</text:p>
      <text:p text:style-name="P16">*/</text:p>
      <text:p text:style-name="P16"/>
      <text:p text:style-name="P16">average_sort(List,Sorted,W):-sort1(List,[],Sorted,W).</text:p>
      <text:p text:style-name="P16"><text:tab/>sort1([],Re,Re,W).</text:p>
      <text:p text:style-name="P16"><text:tab/>sort1([H|T],Re,Sorted,W):-sort2(H,T,TA2,Max,W),sort1(TA2,[Max|Re],Sorted,W).</text:p>
      <text:p text:style-name="P16"/>
      <text:p text:style-name="P16"><text:tab/>sort2(X,[],[],X,W).</text:p>
      <text:p text:style-name="P16"><text:tab/>sort2(X,[Y|TA1],[Y|TA2],Max,W):-average(X,W,S1), <text:s/>average(Y,W,S2),(S1&lt;S2),sort2(X,TA1,TA2,Max,W).</text:p>
      <text:p text:style-name="P16"><text:tab/>sort2(X,[Y|TA1],[X|TA2],Max,W):-average(X,W,S1), <text:s/>average(Y,W,S2),(S1 &gt;= S2),sort2(Y,TA1,TA2,Max,W).</text:p>
      <text:p text:style-name="P16"/>
      <text:p text:style-name="P16">/*</text:p>
      <text:p text:style-name="P16">This function first extracts all teams and sorts them according to sort function above.</text:p>
      <text:p text:style-name="P16">*/</text:p>
      <text:p text:style-name="P16"/>
      <text:p text:style-name="P16">order(L,W):-</text:p>
      <text:p text:style-name="P16"><text:soft-page-break/><text:tab/><text:tab/>findall(X,team(X, N),K),</text:p>
      <text:p text:style-name="P16"><text:tab/><text:tab/>average_sort(K,L,W).</text:p>
      <text:p text:style-name="P1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9:13:08.569181089</meta:creation-date>
    <dc:date>2018-04-22T22:34:12.244002691</dc:date>
    <meta:editing-duration>PT1H12M2S</meta:editing-duration>
    <meta:editing-cycles>3</meta:editing-cycles>
    <meta:generator>LibreOffice/5.0.3.2$Linux_X86_64 LibreOffice_project/00m0$Build-2</meta:generator>
    <meta:document-statistic meta:table-count="0" meta:image-count="0" meta:object-count="0" meta:page-count="7" meta:paragraph-count="113" meta:word-count="1148" meta:character-count="7879" meta:non-whitespace-character-count="6703"/>
  </office:meta>
</office:document-meta>
</file>